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3">
      <style:paragraph-properties fo:text-align="start" style:justify-single-word="false"/>
    </style:style>
    <style:style style:name="P2" style:family="paragraph" style:parent-style-name="Text_20_body" style:list-style-name="L6">
      <style:paragraph-properties fo:text-align="start" style:justify-single-word="false"/>
    </style:style>
    <style:style style:name="P3" style:family="paragraph" style:parent-style-name="Text_20_body" style:list-style-name="L9">
      <style:paragraph-properties fo:text-align="start" style:justify-single-word="false"/>
    </style:style>
    <style:style style:name="P4" style:family="paragraph" style:parent-style-name="Text_20_body" style:list-style-name="L12">
      <style:paragraph-properties fo:text-align="start" style:justify-single-word="false"/>
    </style:style>
    <style:style style:name="P5" style:family="paragraph" style:parent-style-name="Text_20_body" style:list-style-name="L15">
      <style:paragraph-properties fo:text-align="start" style:justify-single-word="false"/>
    </style:style>
    <style:style style:name="P6" style:family="paragraph" style:parent-style-name="Text_20_body" style:list-style-name="L18">
      <style:paragraph-properties fo:text-align="start" style:justify-single-word="false"/>
    </style:style>
    <style:style style:name="P7" style:family="paragraph" style:parent-style-name="Text_20_body" style:list-style-name="L21">
      <style:paragraph-properties fo:text-align="start" style:justify-single-word="false"/>
    </style:style>
    <style:style style:name="P8" style:family="paragraph" style:parent-style-name="Text_20_body" style:list-style-name="L24">
      <style:paragraph-properties fo:text-align="start" style:justify-single-word="false"/>
    </style:style>
    <style:style style:name="P9" style:family="paragraph" style:parent-style-name="Text_20_body" style:list-style-name="L27">
      <style:paragraph-properties fo:text-align="start" style:justify-single-word="false"/>
    </style:style>
    <style:style style:name="P10" style:family="paragraph" style:parent-style-name="Text_20_body" style:list-style-name="L30">
      <style:paragraph-properties fo:text-align="start" style:justify-single-word="false"/>
    </style:style>
    <style:style style:name="P11" style:family="paragraph" style:parent-style-name="Text_20_body" style:list-style-name="L33">
      <style:paragraph-properties fo:text-align="start" style:justify-single-word="false"/>
    </style:style>
    <style:style style:name="P12" style:family="paragraph" style:parent-style-name="Text_20_body" style:list-style-name="L36">
      <style:paragraph-properties fo:text-align="start" style:justify-single-word="false"/>
    </style:style>
    <style:style style:name="P13" style:family="paragraph" style:parent-style-name="Text_20_body" style:list-style-name="L39">
      <style:paragraph-properties fo:text-align="start" style:justify-single-word="false"/>
    </style:style>
    <style:style style:name="P14" style:family="paragraph" style:parent-style-name="Text_20_body" style:list-style-name="L42">
      <style:paragraph-properties fo:text-align="start" style:justify-single-word="false"/>
    </style:style>
    <style:style style:name="P15" style:family="paragraph" style:parent-style-name="Text_20_body" style:list-style-name="L2"/>
    <style:style style:name="P16" style:family="paragraph" style:parent-style-name="Text_20_body" style:list-style-name="L3"/>
    <style:style style:name="P17" style:family="paragraph" style:parent-style-name="Text_20_body" style:list-style-name="L5"/>
    <style:style style:name="P18" style:family="paragraph" style:parent-style-name="Text_20_body" style:list-style-name="L6"/>
    <style:style style:name="P19" style:family="paragraph" style:parent-style-name="Text_20_body" style:list-style-name="L8"/>
    <style:style style:name="P20" style:family="paragraph" style:parent-style-name="Text_20_body" style:list-style-name="L9"/>
    <style:style style:name="P21" style:family="paragraph" style:parent-style-name="Text_20_body" style:list-style-name="L11"/>
    <style:style style:name="P22" style:family="paragraph" style:parent-style-name="Text_20_body" style:list-style-name="L12"/>
    <style:style style:name="P23" style:family="paragraph" style:parent-style-name="Text_20_body" style:list-style-name="L14"/>
    <style:style style:name="P24" style:family="paragraph" style:parent-style-name="Text_20_body" style:list-style-name="L15"/>
    <style:style style:name="P25" style:family="paragraph" style:parent-style-name="Text_20_body" style:list-style-name="L17"/>
    <style:style style:name="P26" style:family="paragraph" style:parent-style-name="Text_20_body" style:list-style-name="L18"/>
    <style:style style:name="P27" style:family="paragraph" style:parent-style-name="Text_20_body" style:list-style-name="L20"/>
    <style:style style:name="P28" style:family="paragraph" style:parent-style-name="Text_20_body" style:list-style-name="L21"/>
    <style:style style:name="P29" style:family="paragraph" style:parent-style-name="Text_20_body" style:list-style-name="L23"/>
    <style:style style:name="P30" style:family="paragraph" style:parent-style-name="Text_20_body" style:list-style-name="L24"/>
    <style:style style:name="P31" style:family="paragraph" style:parent-style-name="Text_20_body" style:list-style-name="L26"/>
    <style:style style:name="P32" style:family="paragraph" style:parent-style-name="Text_20_body" style:list-style-name="L27"/>
    <style:style style:name="P33" style:family="paragraph" style:parent-style-name="Text_20_body" style:list-style-name="L29"/>
    <style:style style:name="P34" style:family="paragraph" style:parent-style-name="Text_20_body" style:list-style-name="L30"/>
    <style:style style:name="P35" style:family="paragraph" style:parent-style-name="Text_20_body" style:list-style-name="L32"/>
    <style:style style:name="P36" style:family="paragraph" style:parent-style-name="Text_20_body" style:list-style-name="L33"/>
    <style:style style:name="P37" style:family="paragraph" style:parent-style-name="Text_20_body" style:list-style-name="L35"/>
    <style:style style:name="P38" style:family="paragraph" style:parent-style-name="Text_20_body" style:list-style-name="L36"/>
    <style:style style:name="P39" style:family="paragraph" style:parent-style-name="Text_20_body" style:list-style-name="L38"/>
    <style:style style:name="P40" style:family="paragraph" style:parent-style-name="Text_20_body" style:list-style-name="L39"/>
    <style:style style:name="P41" style:family="paragraph" style:parent-style-name="Text_20_body" style:list-style-name="L41"/>
    <style:style style:name="P42" style:family="paragraph" style:parent-style-name="Text_20_body" style:list-style-name="L42"/>
    <style:style style:name="P43" style:family="paragraph" style:parent-style-name="Text_20_body" style:list-style-name="L43"/>
    <style:style style:name="P44" style:family="paragraph" style:parent-style-name="Standard">
      <style:paragraph-properties fo:text-align="center" style:justify-single-word="false"/>
    </style:style>
    <style:style style:name="P45" style:family="paragraph" style:parent-style-name="Horizontal_20_Line">
      <style:paragraph-properties fo:text-align="start" style:justify-single-word="false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Best Practices &amp; Mistakes to avoid</text:p>
      <text:p text:style-name="Text_20_body"><text:span text:style-name="Strong_20_Emphasis">Best Practices</text:span></text:p>
      <text:list xml:id="list220198077276222232" text:style-name="L2">
        <text:list-item>
          <text:p text:style-name="P15">Use descriptive variable names; snake_case.</text:p>
        </text:list-item>
        <text:list-item>
          <text:p text:style-name="P15">Prefer f-strings for formatting.</text:p>
        </text:list-item>
        <text:list-item>
          <text:p text:style-name="P15">Avoid shadowing built-ins (e.g., don’t name a variable <text:span text:style-name="Source_20_Text">list</text:span>).</text:p>
        </text:list-item>
        <text:list-item>
          <text:p text:style-name="P15">Use integer division <text:span text:style-name="Source_20_Text">//</text:span> when you need integers.</text:p>
        </text:list-item>
      </text:list>
      <text:p text:style-name="Text_20_body"><text:span text:style-name="Strong_20_Emphasis">Common Mistakes</text:span></text:p>
      <text:list xml:id="list367751517231171114" text:style-name="L3">
        <text:list-item>
          <text:p text:style-name="P16">Confusing <text:span text:style-name="Source_20_Text">is</text:span> (identity) with <text:span text:style-name="Source_20_Text">==</text:span> (equality).</text:p>
        </text:list-item>
        <text:list-item>
          <text:p text:style-name="P16">Assuming <text:span text:style-name="Source_20_Text">input()</text:span> returns int.</text:p>
        </text:list-item>
        <text:list-item>
          <text:p text:style-name="P1">Modifying strings in place (they’re immutable).</text:p>
        </text:list-item>
      </text:list>
      <text:p text:style-name="Text_20_body"><text:span text:style-name="Strong_20_Emphasis">Best Practices</text:span></text:p>
      <text:list xml:id="list1272397790420063111" text:style-name="L5">
        <text:list-item>
          <text:p text:style-name="P17">Keep conditions simple; extract complex logic into functions.</text:p>
        </text:list-item>
        <text:list-item>
          <text:p text:style-name="P17">Prefer <text:span text:style-name="Source_20_Text">for</text:span> for known-length iteration.</text:p>
        </text:list-item>
        <text:list-item>
          <text:p text:style-name="P17">Use <text:span text:style-name="Source_20_Text">enumerate()</text:span> and <text:span text:style-name="Source_20_Text">range()</text:span> idiomatically.</text:p>
        </text:list-item>
      </text:list>
      <text:p text:style-name="Text_20_body"><text:span text:style-name="Strong_20_Emphasis">Common Mistakes</text:span></text:p>
      <text:list xml:id="list5221075318695361006" text:style-name="L6">
        <text:list-item>
          <text:p text:style-name="P18">Off-by-one errors with <text:span text:style-name="Source_20_Text">range</text:span>.</text:p>
        </text:list-item>
        <text:list-item>
          <text:p text:style-name="P2">Mutating the list you’re iterating over.</text:p>
        </text:list-item>
      </text:list>
      <text:p text:style-name="Text_20_body"><text:span text:style-name="Strong_20_Emphasis">Best Practices</text:span></text:p>
      <text:list xml:id="list3339185733873723807" text:style-name="L8">
        <text:list-item>
          <text:p text:style-name="P19">Choose the right container for the job.</text:p>
        </text:list-item>
        <text:list-item>
          <text:p text:style-name="P19">Use comprehensions for concise transformations.</text:p>
        </text:list-item>
        <text:list-item>
          <text:p text:style-name="P19">Use <text:span text:style-name="Source_20_Text">collections</text:span> for specialized needs (see §12).</text:p>
        </text:list-item>
      </text:list>
      <text:p text:style-name="Text_20_body"><text:span text:style-name="Strong_20_Emphasis">Common Mistakes</text:span></text:p>
      <text:list xml:id="list2536929158137016475" text:style-name="L9">
        <text:list-item>
          <text:p text:style-name="P20">Relying on set/dict ordering in old Python versions (in modern CPython 3.7+, dicts preserve insertion order).</text:p>
        </text:list-item>
        <text:list-item>
          <text:p text:style-name="P3">Using mutable types as dict keys or set elements.</text:p>
        </text:list-item>
      </text:list>
      <text:p text:style-name="Text_20_body"><text:span text:style-name="Strong_20_Emphasis">Best Practices</text:span></text:p>
      <text:list xml:id="list5622785914779290601" text:style-name="L11">
        <text:list-item>
          <text:p text:style-name="P21">Use type hints for clarity: <text:span text:style-name="Source_20_Text">def add(a: int, b: int) -&gt; int: ...</text:span></text:p>
        </text:list-item>
        <text:list-item>
          <text:p text:style-name="P21">Avoid mutable defaults (<text:span text:style-name="Source_20_Text">def f(x, cache=None): cache = cache or {}</text:span>).</text:p>
        </text:list-item>
        <text:list-item>
          <text:p text:style-name="P21">Keep functions small and single-purpose.</text:p>
        </text:list-item>
      </text:list>
      <text:p text:style-name="Text_20_body"><text:span text:style-name="Strong_20_Emphasis">Common Mistakes</text:span></text:p>
      <text:list xml:id="list8306287388178761651" text:style-name="L12">
        <text:list-item>
          <text:p text:style-name="P22">Forgetting to return values (implicit <text:span text:style-name="Source_20_Text">None</text:span>).</text:p>
        </text:list-item>
        <text:list-item>
          <text:p text:style-name="P4">Shadowing variables from outer scope unintentionally.</text:p>
        </text:list-item>
      </text:list>
      <text:p text:style-name="Text_20_body"><text:span text:style-name="Strong_20_Emphasis">Best Practices</text:span></text:p>
      <text:list xml:id="list284711177270738947" text:style-name="L14">
        <text:list-item>
          <text:p text:style-name="P23">Always specify <text:span text:style-name="Source_20_Text">encoding="utf-8"</text:span> for text.</text:p>
        </text:list-item>
        <text:list-item>
          <text:p text:style-name="P23">Stream large files (iterate).</text:p>
        </text:list-item>
        <text:list-item>
          <text:p text:style-name="P23"><text:soft-page-break/>Validate paths; avoid overwriting accidentally.</text:p>
        </text:list-item>
      </text:list>
      <text:p text:style-name="Text_20_body"><text:span text:style-name="Strong_20_Emphasis">Common Mistakes</text:span></text:p>
      <text:list xml:id="list65124949862682886" text:style-name="L15">
        <text:list-item>
          <text:p text:style-name="P24">Forgetting to close files.</text:p>
        </text:list-item>
        <text:list-item>
          <text:p text:style-name="P5">Iterating <text:span text:style-name="Source_20_Text">.read()</text:span> on very large files.</text:p>
        </text:list-item>
      </text:list>
      <text:p text:style-name="Text_20_body"><text:span text:style-name="Strong_20_Emphasis">Best Practices</text:span></text:p>
      <text:list xml:id="list85706177262437546" text:style-name="L17">
        <text:list-item>
          <text:p text:style-name="P25">Prefer composition over deep inheritance.</text:p>
        </text:list-item>
        <text:list-item>
          <text:p text:style-name="P25">Implement <text:span text:style-name="Source_20_Text">__repr__</text:span> for debugging.</text:p>
        </text:list-item>
        <text:list-item>
          <text:p text:style-name="P25">Keep classes small; single responsibility.</text:p>
        </text:list-item>
        <text:list-item>
          <text:p text:style-name="P25">Use <text:span text:style-name="Source_20_Text">@dataclass</text:span> for simple data carriers.</text:p>
        </text:list-item>
      </text:list>
      <text:p text:style-name="Text_20_body"><text:span text:style-name="Strong_20_Emphasis">Common Mistakes</text:span></text:p>
      <text:list xml:id="list5208407773940134086" text:style-name="L18">
        <text:list-item>
          <text:p text:style-name="P26">Public vs private confusion (<text:span text:style-name="Source_20_Text">_name</text:span> is a convention only).</text:p>
        </text:list-item>
        <text:list-item>
          <text:p text:style-name="P6">Mutable defaults in constructors.</text:p>
        </text:list-item>
      </text:list>
      <text:p text:style-name="Text_20_body"><text:span text:style-name="Strong_20_Emphasis">Best Practices</text:span></text:p>
      <text:list xml:id="list3547888525577603057" text:style-name="L20">
        <text:list-item>
          <text:p text:style-name="P27">Catch specific exceptions.</text:p>
        </text:list-item>
        <text:list-item>
          <text:p text:style-name="P27">Keep <text:span text:style-name="Source_20_Text">try</text:span> blocks small.</text:p>
        </text:list-item>
        <text:list-item>
          <text:p text:style-name="P27">Don’t silence exceptions silently.</text:p>
        </text:list-item>
      </text:list>
      <text:p text:style-name="Text_20_body"><text:span text:style-name="Strong_20_Emphasis">Common Mistakes</text:span></text:p>
      <text:list xml:id="list4943946405754507929" text:style-name="L21">
        <text:list-item>
          <text:p text:style-name="P28">Swallowing exceptions with empty <text:span text:style-name="Source_20_Text">except:</text:span>.</text:p>
        </text:list-item>
        <text:list-item>
          <text:p text:style-name="P7">Using exceptions for normal control flow.</text:p>
        </text:list-item>
      </text:list>
      <text:p text:style-name="Text_20_body"><text:span text:style-name="Strong_20_Emphasis">Best Practices</text:span></text:p>
      <text:list xml:id="list8644415725794346182" text:style-name="L23">
        <text:list-item>
          <text:p text:style-name="P29">Use generators for streaming/big data.</text:p>
        </text:list-item>
        <text:list-item>
          <text:p text:style-name="P29">Compose generators for pipelines.</text:p>
        </text:list-item>
        <text:list-item>
          <text:p text:style-name="P29">Avoid converting to list unless necessary.</text:p>
        </text:list-item>
      </text:list>
      <text:p text:style-name="Text_20_body"><text:span text:style-name="Strong_20_Emphasis">Common Mistakes</text:span></text:p>
      <text:list xml:id="list5579911257867787730" text:style-name="L24">
        <text:list-item>
          <text:p text:style-name="P30">Exhausting generators and reusing them.</text:p>
        </text:list-item>
        <text:list-item>
          <text:p text:style-name="P8">Confusing generator function vs calling it (need to iterate).</text:p>
        </text:list-item>
      </text:list>
      <text:p text:style-name="Text_20_body"><text:span text:style-name="Strong_20_Emphasis">Best Practices</text:span></text:p>
      <text:list xml:id="list2058651056465119032" text:style-name="L26">
        <text:list-item>
          <text:p text:style-name="P31">Use <text:span text:style-name="Source_20_Text">functools.wraps</text:span> to keep <text:span text:style-name="Source_20_Text">__name__</text:span>, <text:span text:style-name="Source_20_Text">__doc__</text:span>.</text:p>
        </text:list-item>
        <text:list-item>
          <text:p text:style-name="P31">Keep decorators side-effect free if possible.</text:p>
        </text:list-item>
        <text:list-item>
          <text:p text:style-name="P31">Ensure context managers handle exceptions correctly.</text:p>
        </text:list-item>
      </text:list>
      <text:p text:style-name="Text_20_body"><text:span text:style-name="Strong_20_Emphasis">Common Mistakes</text:span></text:p>
      <text:list xml:id="list1667881704966526683" text:style-name="L27">
        <text:list-item>
          <text:p text:style-name="P32">Forgetting to return wrapper.</text:p>
        </text:list-item>
        <text:list-item>
          <text:p text:style-name="P9">Not handling <text:span text:style-name="Source_20_Text">*args, **kwargs</text:span>.</text:p>
        </text:list-item>
      </text:list>
      <text:p text:style-name="Text_20_body"><text:span text:style-name="Strong_20_Emphasis">Best Practices</text:span></text:p>
      <text:list xml:id="list91269368508948429" text:style-name="L29">
        <text:list-item>
          <text:p text:style-name="P33">Compile frequently used patterns.</text:p>
        </text:list-item>
        <text:list-item>
          <text:p text:style-name="P33"><text:soft-page-break/>Use raw strings <text:span text:style-name="Source_20_Text">r"..."</text:span>.</text:p>
        </text:list-item>
        <text:list-item>
          <text:p text:style-name="P33">Keep patterns readable; add comments with <text:span text:style-name="Source_20_Text">re.VERBOSE</text:span>.</text:p>
        </text:list-item>
      </text:list>
      <text:p text:style-name="Text_20_body"><text:span text:style-name="Strong_20_Emphasis">Common Mistakes</text:span></text:p>
      <text:list xml:id="list861484128804013631" text:style-name="L30">
        <text:list-item>
          <text:p text:style-name="P34">Forgetting to escape special characters.</text:p>
        </text:list-item>
        <text:list-item>
          <text:p text:style-name="P10">Overly broad patterns causing catastrophic backtracking.</text:p>
        </text:list-item>
      </text:list>
      <text:p text:style-name="Text_20_body"><text:span text:style-name="Strong_20_Emphasis"/></text:p>
      <text:p text:style-name="Text_20_body"><text:span text:style-name="Strong_20_Emphasis">Best Practices</text:span></text:p>
      <text:list xml:id="list3262321004392086498" text:style-name="L32">
        <text:list-item>
          <text:p text:style-name="P35">Use <text:span text:style-name="Source_20_Text">concurrent.futures</text:span> (<text:span text:style-name="Source_20_Text">ThreadPoolExecutor</text:span>, <text:span text:style-name="Source_20_Text">ProcessPoolExecutor</text:span>) for simplicity.</text:p>
        </text:list-item>
        <text:list-item>
          <text:p text:style-name="P35">Avoid shared mutable state; use queues.</text:p>
        </text:list-item>
        <text:list-item>
          <text:p text:style-name="P35">In <text:span text:style-name="Source_20_Text">asyncio</text:span>, never block; use <text:span text:style-name="Source_20_Text">await</text:span> for I/O.</text:p>
        </text:list-item>
      </text:list>
      <text:p text:style-name="Text_20_body"><text:span text:style-name="Strong_20_Emphasis">Common Mistakes</text:span></text:p>
      <text:list xml:id="list2501976364695462183" text:style-name="L33">
        <text:list-item>
          <text:p text:style-name="P36">Doing CPU-bound work on threads expecting speedup (GIL limits).</text:p>
        </text:list-item>
        <text:list-item>
          <text:p text:style-name="P11">Blocking calls inside async coroutines.</text:p>
        </text:list-item>
      </text:list>
      <text:p text:style-name="Text_20_body"><text:span text:style-name="Strong_20_Emphasis">Best Practices</text:span></text:p>
      <text:list xml:id="list8996916545597859881" text:style-name="L35">
        <text:list-item>
          <text:p text:style-name="P37">Prefer <text:span text:style-name="Source_20_Text">pathlib.Path</text:span>.</text:p>
        </text:list-item>
        <text:list-item>
          <text:p text:style-name="P37">Cache expensive pure functions with <text:span text:style-name="Source_20_Text">@lru_cache</text:span>.</text:p>
        </text:list-item>
        <text:list-item>
          <text:p text:style-name="P37">Use <text:span text:style-name="Source_20_Text">json</text:span> for interoperable serialization.</text:p>
        </text:list-item>
      </text:list>
      <text:p text:style-name="Text_20_body"><text:span text:style-name="Strong_20_Emphasis">Common Mistakes</text:span></text:p>
      <text:list xml:id="list3498320930102447759" text:style-name="L36">
        <text:list-item>
          <text:p text:style-name="P38">Mixing naive and aware datetimes.</text:p>
        </text:list-item>
        <text:list-item>
          <text:p text:style-name="P12">Misusing <text:span text:style-name="Source_20_Text">groupby</text:span> without sorting.</text:p>
        </text:list-item>
      </text:list>
      <text:p text:style-name="Text_20_body"><text:span text:style-name="Strong_20_Emphasis">Best Practices</text:span></text:p>
      <text:list xml:id="list5780439664783888063" text:style-name="L38">
        <text:list-item>
          <text:p text:style-name="P39">One venv per project.</text:p>
        </text:list-item>
        <text:list-item>
          <text:p text:style-name="P39">Pin versions for reproducibility.</text:p>
        </text:list-item>
        <text:list-item>
          <text:p text:style-name="P39">Commit <text:span text:style-name="Source_20_Text">requirements.txt</text:span> (not the venv).</text:p>
        </text:list-item>
      </text:list>
      <text:p text:style-name="Text_20_body"><text:span text:style-name="Strong_20_Emphasis">Common Mistakes</text:span></text:p>
      <text:list xml:id="list5264895756210451381" text:style-name="L39">
        <text:list-item>
          <text:p text:style-name="P40">Installing globally and breaking system Python.</text:p>
        </text:list-item>
        <text:list-item>
          <text:p text:style-name="P13">Forgetting to activate venv.</text:p>
        </text:list-item>
      </text:list>
      <text:p text:style-name="Text_20_body"><text:span text:style-name="Strong_20_Emphasis">Best Practices</text:span></text:p>
      <text:list xml:id="list6713519384816241607" text:style-name="L41">
        <text:list-item>
          <text:p text:style-name="P41">Test behavior, not implementation details.</text:p>
        </text:list-item>
        <text:list-item>
          <text:p text:style-name="P41">Small, independent tests.</text:p>
        </text:list-item>
        <text:list-item>
          <text:p text:style-name="P41">Use parametrization to cover many cases.</text:p>
        </text:list-item>
      </text:list>
      <text:p text:style-name="Text_20_body"><text:span text:style-name="Strong_20_Emphasis">Common Mistakes</text:span></text:p>
      <text:list xml:id="list347835741631061758" text:style-name="L42">
        <text:list-item>
          <text:p text:style-name="P42">Flaky tests with time/network dependencies.</text:p>
        </text:list-item>
        <text:list-item>
          <text:p text:style-name="P14">Overusing mocks.</text:p>
        </text:list-item>
      </text:list>
      <text:p text:style-name="Text_20_body"><text:soft-page-break/><text:span text:style-name="Strong_20_Emphasis">Best Practices</text:span></text:p>
      <text:list xml:id="list2378819173992048087" text:style-name="L43">
        <text:list-item>
          <text:p text:style-name="P43">Clarify constraints; choose data structures accordingly.</text:p>
        </text:list-item>
        <text:list-item>
          <text:p text:style-name="P43">Analyze complexity before coding.</text:p>
        </text:list-item>
        <text:list-item>
          <text:p text:style-name="P43">Write tests for edge cases.</text:p>
        </text:list-item>
      </text:list>
      <text:p text:style-name="P45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reya </meta:initial-creator>
    <meta:creation-date>2025-08-20T13:40:22.44</meta:creation-date>
    <dc:date>2025-08-20T13:45:12.11</dc:date>
    <dc:creator>Sreya </dc:creator>
    <meta:editing-duration>PT4M49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4" meta:paragraph-count="106" meta:word-count="570" meta:character-count="3699"/>
  </office:meta>
</office:document-meta>
</file>